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style-name="ce0"/>
          <table:table-cell table:style-name="ce0"/>
          <table:table-cell table:style-name="ce0" office:value-type="string">
            <text:p>Guard
“Sandstorms can fly over this way from Deni
Desert and consume the area in an instant.
It's always a sight to behold.”</text:p>
          </table:table-cell>
          <table:table-cell table:number-columns-repeated="1020"/>
        </table:table-row>
        <table:table-row>
          <table:table-cell table:style-name="ce0" office:value-type="string">
            <text:p>看守さん
「橋の落し物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どうかしたのか、はむ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ワタシにも見え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私には見え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ことは、つま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書いてあ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と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、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可能性が高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手がかりゲット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急ご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